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.createIOException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til.isDocumentReady( Document 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til.closeOrRelease(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til.disposeDocument( Document ol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til.createMatchAllQuery( String name , IndexFormatVersion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